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3.217cm" fo:break-before="auto" style:use-optimal-row-height="true"/>
    </style:style>
    <style:style style:name="ro29" style:family="table-row">
      <style:table-row-properties style:row-height="1.637cm" fo:break-before="auto" style:use-optimal-row-height="true"/>
    </style:style>
    <style:style style:name="ro30" style:family="table-row">
      <style:table-row-properties style:row-height="2.427cm" fo:break-before="auto" style:use-optimal-row-height="true"/>
    </style:style>
    <style:style style:name="ro3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18T09:55:15.87">
            <text:p>0718 <text:s/>955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18T09:55:15.87">
            <text:p>0718 <text:s/>955</text:p>
          </table:table-cell>
          <table:table-cell table:style-name="ce8" table:formula="of:=NOW()" office:value-type="date" office:date-value="2022-07-18T09:55:15.87">
            <text:p>0718 <text:s/>955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18T09:55:15.87">
            <text:p>0718 <text:s/>955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18T09:55:15.87">
            <text:p>0718 <text:s/>955</text:p>
          </table:table-cell>
          <table:table-cell table:style-name="ce8" table:formula="of:=NOW()" office:value-type="date" office:date-value="2022-07-18T09:55:15.87">
            <text:p>0718 <text:s/>955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7-18T09:55:16.24">
            <text:p>2022/7/18 9:55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1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8">2022/07/18</text:date>, <text:time>09:55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18T09:55:15.47</dc:date>
    <dc:creator>iwabuchi ken</dc:creator>
    <meta:editing-duration>P18DT16H15M59S</meta:editing-duration>
    <meta:editing-cycles>2586</meta:editing-cycles>
    <meta:generator>OpenOffice/4.1.3$Win32 OpenOffice.org_project/413m1$Build-9783</meta:generator>
    <meta:document-statistic meta:table-count="2" meta:cell-count="882" meta:object-count="0"/>
  </office:meta>
</office:document-meta>
</file>